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0"/>
    <style:style style:name="ce5" style:family="table-cell" style:parent-style-name="Default" style:data-style-name="N30">
      <style:table-cell-properties style:vertical-align="middle" fo:background-color="#FFFF0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7.78630952380952cm"/>
    </style:style>
    <style:style style:name="co2" style:family="table-column">
      <style:table-column-properties fo:break-before="auto" style:column-width="2.2527380952381cm"/>
    </style:style>
    <style:style style:name="co3" style:family="table-column">
      <style:table-column-properties fo:break-before="auto" style:column-width="3.08428571428571cm"/>
    </style:style>
    <style:style style:name="co4" style:family="table-column">
      <style:table-column-properties fo:break-before="auto" style:column-width="1.51190476190476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81428571428571cm"/>
    </style:style>
    <style:style style:name="ro1" style:family="table-row">
      <style:table-row-properties style:row-height="14.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一级</text:p>
          </table:table-cell>
          <table:table-cell office:value-type="string" table:style-name="ce2">
            <text:p>二级</text:p>
          </table:table-cell>
          <table:table-cell office:value-type="string" table:style-name="ce2">
            <text:p>三级</text:p>
          </table:table-cell>
          <table:table-cell office:value-type="string" table:style-name="ce3">
            <text:p>channelCode</text:p>
          </table:table-cell>
          <table:table-cell office:value-type="string" table:style-name="ce3">
            <text:p>sitewebId</text:p>
          </table:table-cell>
          <table:table-cell office:value-type="string" table:style-name="ce3">
            <text:p>pointPageIndexId</text:p>
          </table:table-cell>
          <table:table-cell office:value-type="string" table:style-name="ce2">
            <text:p>url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广东省_</text:p>
          </table:table-cell>
          <table:table-cell office:value-type="string" table:style-name="ce2">
            <text:p>市县级_</text:p>
          </table:table-cell>
          <table:table-cell office:value-type="string" table:style-name="ce2">
            <text:p>审核前公示</text:p>
          </table:table-cell>
          <table:table-cell office:value-type="float" office:value="-4" table:style-name="ce3">
            <text:p>-4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<text:a xlink:href="http://www.ccgp-guangdong.gov.cn/queryMoreInfoList.do">http://www.ccgp-guangdong.gov.cn/queryMoreInfoList.do</text:a></text:p>
          </table:table-cell>
          <table:table-cell table:number-columns-repeated="2" table:style-name="ce1"/>
          <table:table-cell office:value-type="string" office:string-value="广东省_市县级_审核前公示" table:formula="of:=[.A2]&amp;[.B2]&amp;[.C2]" table:style-name="ce1">
            <text:p>广东省_市县级_审核前公示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广东省_</text:p>
          </table:table-cell>
          <table:table-cell office:value-type="string" table:style-name="ce2">
            <text:p>市县级_</text:p>
          </table:table-cell>
          <table:table-cell office:value-type="string" table:style-name="ce2">
            <text:p>资格预审公告</text:p>
          </table:table-cell>
          <table:table-cell office:value-type="float" office:value="-6" table:style-name="ce3">
            <text:p>-6</text:p>
          </table:table-cell>
          <table:table-cell office:value-type="float" office:value="-1" table:style-name="ce3">
            <text:p>-1</text:p>
          </table:table-cell>
          <table:table-cell office:value-type="float" office:value="1" table:style-name="ce3">
            <text:p>1</text:p>
          </table:table-cell>
          <table:table-cell office:value-type="string" table:style-name="ce2">
            <text:p><text:a xlink:href="http://www.ccgp-guangdong.gov.cn/queryMoreInfoList.do">http://www.ccgp-guangdong.gov.cn/queryMoreInfoList.do</text:a></text:p>
          </table:table-cell>
          <table:table-cell table:number-columns-repeated="2" table:style-name="ce1"/>
          <table:table-cell office:value-type="string" office:string-value="广东省_市县级_资格预审公告" table:formula="of:=[.A3]&amp;[.B3]&amp;[.C3]" table:style-name="ce1">
            <text:p>广东省_市县级_资格预审公告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广东省_</text:p>
          </table:table-cell>
          <table:table-cell office:value-type="string" table:style-name="ce2">
            <text:p>市县级_</text:p>
          </table:table-cell>
          <table:table-cell office:value-type="string" table:style-name="ce2">
            <text:p>采购公告</text:p>
          </table:table-cell>
          <table:table-cell office:value-type="string" table:style-name="ce3">
            <text:p>00051</text:p>
          </table:table-cell>
          <table:table-cell office:value-type="string" table:style-name="ce3">
            <text:p>-1</text:p>
          </table:table-cell>
          <table:table-cell office:value-type="string" table:style-name="ce3">
            <text:p>1</text:p>
          </table:table-cell>
          <table:table-cell office:value-type="string" table:style-name="ce2">
            <text:p><text:a xlink:href="http://www.ccgp-guangdong.gov.cn/queryMoreCityCountyInfoList2.do">http://www.ccgp-guangdong.gov.cn/queryMoreCityCountyInfoList2.do</text:a></text:p>
          </table:table-cell>
          <table:table-cell table:number-columns-repeated="2" table:style-name="ce1"/>
          <table:table-cell office:value-type="string" office:string-value="广东省_市县级_采购公告" table:formula="of:=[.A4]&amp;[.B4]&amp;[.C4]" table:style-name="ce1">
            <text:p>广东省_市县级_采购公告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广东省_</text:p>
          </table:table-cell>
          <table:table-cell office:value-type="string" table:style-name="ce2">
            <text:p>市县级_</text:p>
          </table:table-cell>
          <table:table-cell office:value-type="string" table:style-name="ce2">
            <text:p>更正公告</text:p>
          </table:table-cell>
          <table:table-cell office:value-type="string" table:style-name="ce3">
            <text:p>0006</text:p>
          </table:table-cell>
          <table:table-cell office:value-type="string" table:style-name="ce3">
            <text:p>-1</text:p>
          </table:table-cell>
          <table:table-cell office:value-type="string" table:style-name="ce3">
            <text:p>1</text:p>
          </table:table-cell>
          <table:table-cell office:value-type="string" table:style-name="ce2">
            <text:p><text:a xlink:href="http://www.ccgp-guangdong.gov.cn/queryMoreInfoList.do">http://www.ccgp-guangdong.gov.cn/queryMoreInfoList.do</text:a></text:p>
          </table:table-cell>
          <table:table-cell table:number-columns-repeated="2" table:style-name="ce1"/>
          <table:table-cell office:value-type="string" office:string-value="广东省_市县级_更正公告" table:formula="of:=[.A5]&amp;[.B5]&amp;[.C5]" table:style-name="ce1">
            <text:p>广东省_市县级_更正公告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广东省_</text:p>
          </table:table-cell>
          <table:table-cell office:value-type="string" table:style-name="ce2">
            <text:p>市县级_</text:p>
          </table:table-cell>
          <table:table-cell office:value-type="string" table:style-name="ce2">
            <text:p>结果公告</text:p>
          </table:table-cell>
          <table:table-cell office:value-type="string" table:style-name="ce3">
            <text:p>0008</text:p>
          </table:table-cell>
          <table:table-cell office:value-type="string" table:style-name="ce3">
            <text:p>-1</text:p>
          </table:table-cell>
          <table:table-cell office:value-type="string" table:style-name="ce3">
            <text:p>1</text:p>
          </table:table-cell>
          <table:table-cell office:value-type="string" table:style-name="ce2">
            <text:p><text:a xlink:href="http://www.ccgp-guangdong.gov.cn/queryMoreInfoList.do">http://www.ccgp-guangdong.gov.cn/queryMoreInfoList.do</text:a></text:p>
          </table:table-cell>
          <table:table-cell table:number-columns-repeated="2" table:style-name="ce1"/>
          <table:table-cell office:value-type="string" office:string-value="广东省_市县级_结果公告" table:formula="of:=[.A6]&amp;[.B6]&amp;[.C6]" table:style-name="ce1">
            <text:p>广东省_市县级_结果公告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2">
          <table:table-cell table:style-name="ce1"/>
          <table:table-cell table:style-name="ce5"/>
          <table:table-cell table:style-name="ce1"/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table:style-name="ce1"/>
          <table:table-cell table:style-name="ce5"/>
          <table:table-cell table:style-name="ce1"/>
          <table:table-cell table:number-columns-repeated="3" table:style-name="ce4"/>
          <table:table-cell table:number-columns-repeated="16378" table:style-name="ce1"/>
        </table:table-row>
        <table:table-row table:style-name="ro1">
          <table:table-cell office:value-type="string" table:style-name="ce5">
            <text:p><text:span text:style-name="T2">广东省</text:span><text:span text:style-name="T3">_</text:span><text:span text:style-name="T2">审核前公示</text:span></text:p>
          </table:table-cell>
          <table:table-cell office:value-type="float" office:value="-4" table:style-name="ce5">
            <text:p>-4</text:p>
          </table:table-cell>
          <table:table-cell office:value-type="string" table:style-name="ce5">
            <text:p><text:a xlink:href="http://www.ccgp-guangdong.gov.cn/queryMoreInfoList.do">http://www.ccgp-guangdong.gov.cn/queryMoreInfoList.do</text:a></text:p>
          </table:table-cell>
          <table:table-cell table:style-name="ce3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string" table:style-name="ce5">
            <text:p><text:span text:style-name="T2">广东省</text:span><text:span text:style-name="T3">_</text:span><text:span text:style-name="T2">资格预审公告</text:span></text:p>
          </table:table-cell>
          <table:table-cell office:value-type="float" office:value="-6" table:style-name="ce5">
            <text:p>-6</text:p>
          </table:table-cell>
          <table:table-cell office:value-type="string" table:style-name="ce5">
            <text:p><text:a xlink:href="http://www.ccgp-guangdong.gov.cn/queryMoreInfoList.do">http://www.ccgp-guangdong.gov.cn/queryMoreInfoList.do</text:a></text:p>
          </table:table-cell>
          <table:table-cell table:style-name="ce3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string" table:style-name="ce5">
            <text:p><text:span text:style-name="T2">广东省</text:span><text:span text:style-name="T3">_</text:span><text:span text:style-name="T2">采购公告</text:span></text:p>
          </table:table-cell>
          <table:table-cell office:value-type="string" table:style-name="ce5">
            <text:p>00051</text:p>
          </table:table-cell>
          <table:table-cell office:value-type="string" table:style-name="ce5">
            <text:p><text:a xlink:href="http://www.ccgp-guangdong.gov.cn/queryMoreCityCountyInfoList2.do">http://www.ccgp-guangdong.gov.cn/queryMoreCityCountyInfoList2.do</text:a></text:p>
          </table:table-cell>
          <table:table-cell table:style-name="ce3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string" table:style-name="ce5">
            <text:p><text:span text:style-name="T2">广东省</text:span><text:span text:style-name="T3">_</text:span><text:span text:style-name="T2">更正公告</text:span></text:p>
          </table:table-cell>
          <table:table-cell office:value-type="string" table:style-name="ce5">
            <text:p>0006</text:p>
          </table:table-cell>
          <table:table-cell office:value-type="string" table:style-name="ce5">
            <text:p><text:a xlink:href="http://www.ccgp-guangdong.gov.cn/queryMoreInfoList.do">http://www.ccgp-guangdong.gov.cn/queryMoreInfoList.do</text:a></text:p>
          </table:table-cell>
          <table:table-cell table:style-name="ce3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string" table:style-name="ce5">
            <text:p><text:span text:style-name="T2">广东省</text:span><text:span text:style-name="T3">_</text:span><text:span text:style-name="T2">结果公告</text:span></text:p>
          </table:table-cell>
          <table:table-cell office:value-type="string" table:style-name="ce5">
            <text:p>0008</text:p>
          </table:table-cell>
          <table:table-cell office:value-type="string" table:style-name="ce5">
            <text:p><text:a xlink:href="http://www.ccgp-guangdong.gov.cn/queryMoreInfoList.do">http://www.ccgp-guangdong.gov.cn/queryMoreInfoList.do</text:a></text:p>
          </table:table-cell>
          <table:table-cell table:style-name="ce3"/>
          <table:table-cell table:number-columns-repeated="2" table:style-name="ce4"/>
          <table:table-cell table:number-columns-repeated="16378" table:style-name="ce1"/>
        </table:table-row>
        <table:table-row table:style-name="ro1">
          <table:table-cell office:value-type="string" table:style-name="ce5">
            <text:p>广东省_代理机构公示</text:p>
          </table:table-cell>
          <table:table-cell office:value-type="string" table:style-name="ce5">
            <text:p>0014</text:p>
          </table:table-cell>
          <table:table-cell office:value-type="string" table:style-name="ce5">
            <text:p><text:a xlink:href="http://www.ccgp-guangdong.gov.cn/queryMoreInfoList.do">http://www.ccgp-guangdong.gov.cn/queryMoreInfoList.do</text:a></text:p>
          </table:table-cell>
          <table:table-cell table:style-name="ce4"/>
          <table:table-cell table:style-name="ce1"/>
          <table:table-cell table:number-columns-repeated="16379"/>
        </table:table-row>
        <table:table-row table:style-name="ro1">
          <table:table-cell office:value-type="string" table:style-name="ce5">
            <text:p><text:span text:style-name="T1">广东省_电子反拍公告</text:span></text:p>
          </table:table-cell>
          <table:table-cell office:value-type="string" table:style-name="ce5">
            <text:p>0017</text:p>
          </table:table-cell>
          <table:table-cell office:value-type="string" table:style-name="ce5">
            <text:p><text:a xlink:href="http://www.ccgp-guangdong.gov.cn/queryMoreInfoList.do">http://www.ccgp-guangdong.gov.cn/queryMoreInfoList.do</text:a>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string" table:style-name="ce5">
            <text:p><text:span text:style-name="T1">广东省_批量集中采购</text:span></text:p>
          </table:table-cell>
          <table:table-cell office:value-type="string" table:style-name="ce5">
            <text:p>-3</text:p>
          </table:table-cell>
          <table:table-cell office:value-type="string" table:style-name="ce5">
            <text:p><text:a xlink:href="http://www.ccgp-guangdong.gov.cn/queryMoreInfoList.do">http://www.ccgp-guangdong.gov.cn/queryMoreInfoList.do</text:a></text:p>
          </table:table-cell>
          <table:table-cell table:number-columns-repeated="3" table:style-name="ce4"/>
          <table:table-cell table:number-columns-repeated="16378"/>
        </table:table-row>
        <table:table-row table:number-rows-repeated="13" table:style-name="ro2">
          <table:table-cell table:style-name="ce1"/>
          <table:table-cell table:style-name="ce5"/>
          <table:table-cell table:style-name="ce1"/>
          <table:table-cell table:number-columns-repeated="3" table:style-name="ce4"/>
          <table:table-cell table:number-columns-repeated="16378"/>
        </table:table-row>
        <table:table-row table:number-rows-repeated="10" table:style-name="ro2">
          <table:table-cell/>
          <table:table-cell table:style-name="ce5"/>
          <table:table-cell table:number-columns-repeated="16382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dc:creator>靳潇</dc:creator>
    <meta:creation-date>2019-06-21T16:50:24Z</meta:creation-date>
    <dc:date>2019-06-21T13:35:06Z</dc:date>
    <meta:editing-cycles>1</meta:editing-cycles>
    <meta:editing-duration>PT173S</meta:editing-duration>
  </office:meta>
</office:document-meta>
</file>